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2.621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vrijeme: TIMESTAMP</text:span></text:p>
            <text:p text:style-name="P1"><text:span text:style-name="T1">osoba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3.762cm" svg:height="3.095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tip_projekta:INT</text:span></text:p>
            <text:p text:style-name="P1"><text:span text:style-name="T1">predmet:INT</text:span></text:p>
            <text:p text:style-name="P1"><text:span text:style-name="T1">opis: VARCHAR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762cm" svg:height="1.199cm" svg:x="52.821cm" svg:y="-8.468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56.239cm" svg:y="-8.35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2.581cm" svg:y="-8.456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2.58cm" svg:y="-9.23cm" svg:viewBox="0 0 3750 778" svg:d="m3750 778c0-389-313-778-625-778-834 0-1667 0-2501 0-312 0-624 389-624 778z">
          <text:p text:style-name="P4"><text:span text:style-name="T2">tip_projekta</text:span></text:p>
        </draw:path>
        <draw:frame draw:style-name="gr6" draw:text-style-name="P2" draw:layer="layout" svg:width="0.3cm" svg:height="0.3cm" svg:x="52.712cm" svg:y="-8.2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2.712cm" svg:y="-7.73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095cm" svg:x="32.118cm" svg:y="-2.374cm">
          <draw:text-box>
            <text:p text:style-name="P1"><text:span text:style-name="T1">id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>predmet: INT</text:span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33.702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line draw:style-name="gr7" draw:text-style-name="P2" draw:layer="layout" svg:x1="49.444cm" svg:y1="-7.739cm" svg:x2="52.586cm" svg:y2="-7.739cm">
          <text:p/>
        </draw:line>
        <draw:frame draw:style-name="gr6" draw:text-style-name="P2" draw:layer="layout" svg:width="0.283cm" svg:height="0.3cm" svg:x="45.821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9.378cm" svg:y1="-8.136cm" svg:x2="50.138cm" svg:y2="-7.706cm">
          <text:p/>
        </draw:line>
        <draw:line draw:style-name="gr7" draw:text-style-name="P2" draw:layer="layout" svg:x1="49.443cm" svg:y1="-7.31cm" svg:x2="50.005cm" svg:y2="-7.773cm">
          <text:p/>
        </draw:line>
        <draw:frame draw:style-name="gr2" draw:text-style-name="P12" draw:layer="layout" svg:width="2.699cm" svg:height="0.725cm" svg:x="49.369cm" svg:y="-8.824cm">
          <draw:text-box>
            <text:p><text:span text:style-name="T5">tip_projekta</text:span></text:p>
          </draw:text-box>
        </draw:frame>
        <draw:line draw:style-name="gr7" draw:text-style-name="P2" draw:layer="layout" svg:x1="52.288cm" svg:y1="-8.202cm" svg:x2="52.288cm" svg:y2="-7.276cm">
          <text:p/>
        </draw:line>
        <draw:line draw:style-name="gr7" draw:text-style-name="P2" draw:layer="layout" svg:x1="52.123cm" svg:y1="-8.168cm" svg:x2="52.123cm" svg:y2="-7.275cm">
          <text:p/>
        </draw:line>
        <draw:frame draw:style-name="gr2" draw:text-style-name="P12" draw:layer="layout" svg:width="0.832cm" svg:height="0.725cm" svg:x="51.566cm" svg:y="-7.238cm">
          <draw:text-box>
            <text:p><text:span text:style-name="T5">id</text:span></text:p>
          </draw:text-box>
        </draw:frame>
        <draw:line draw:style-name="gr7" draw:text-style-name="P2" draw:layer="layout" svg:x1="50.039cm" svg:y1="-8.136cm" svg:x2="50.055cm" svg:y2="-7.353cm">
          <text:p/>
        </draw:lin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32.022cm" svg:y="0.2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6.5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39.812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frame draw:style-name="gr6" draw:text-style-name="P2" draw:layer="layout" svg:width="0.283cm" svg:height="0.3cm" svg:x="47.123cm" svg:y="-0.6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2.466cm" svg:y2="-4.12cm">
          <text:p/>
        </draw:line>
        <draw:line draw:style-name="gr7" draw:text-style-name="P2" draw:layer="layout" svg:x1="42.4cm" svg:y1="-4.12cm" svg:x2="42.4cm" svg:y2="-3.161cm">
          <text:p/>
        </draw:line>
        <draw:frame draw:style-name="gr6" draw:text-style-name="P2" draw:layer="layout" svg:width="0.283cm" svg:height="0.3cm" svg:x="39.921cm" svg:y="-0.1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2.367cm" svg:y1="-3.888cm" svg:x2="41.771cm" svg:y2="-3.161cm">
          <text:p/>
        </draw:line>
        <draw:line draw:style-name="gr7" draw:text-style-name="P2" draw:layer="layout" svg:x1="43.194cm" svg:y1="-3.128cm" svg:x2="42.433cm" svg:y2="-3.855cm">
          <text:p/>
        </draw:line>
        <draw:ellipse draw:style-name="gr13" draw:text-style-name="P2" draw:layer="layout" svg:width="0.33cm" svg:height="0.23cm" svg:x="42.161cm" svg:y="-4.088cm">
          <text:p/>
        </draw:ellipse>
        <draw:frame draw:style-name="gr1" draw:text-style-name="P1" draw:layer="layout" svg:width="4.545cm" svg:height="4.043cm" svg:x="51.951cm" svg:y="4.186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VARCHAR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5.3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8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7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6.3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3.753cm" svg:height="2.147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2.686cm" svg:y="-4.359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2" draw:layer="layout" svg:width="0.832cm" svg:height="0.725cm" svg:x="50.818cm" svg:y="4.4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006cm" svg:y="4.477cm">
          <draw:text-box>
            <text:p><text:span text:style-name="T5">file</text:span></text:p>
          </draw:text-box>
        </draw:frame>
        <draw:frame draw:style-name="gr1" draw:text-style-name="P1" draw:layer="layout" svg:width="3.918cm" svg:height="2.621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54.191cm" svg:y="11.188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54.322cm" svg:y="12.31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8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3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" draw:text-style-name="P1" draw:layer="layout" svg:width="3.918cm" svg:height="2.621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47.247cm" svg:y="13.116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4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naslov: VARCHAR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3cm" svg:height="0.3cm" svg:x="53.692cm" svg:y="19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2cm" svg:y="20.3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4cm" svg:y="21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1" draw:text-style-name="P1" draw:layer="layout" svg:width="4.545cm" svg:height="2.147cm" svg:x="45.089cm" svg:y="18.848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046cm">
          <draw:image xlink:href="Pictures/100002010000001000000010F520EFBD.png" xlink:type="simple" xlink:show="embed" xlink:actuate="onLoad">
            <text:p/>
          </draw:image>
        </draw:frame>
        <draw:frame draw:style-name="gr15" draw:text-style-name="P1" draw:layer="layout" svg:width="4.003cm" svg:height="1.673cm" svg:x="37.645cm" svg:y="18.916cm">
          <draw:text-box>
            <text:p text:style-name="P1"><text:span text:style-name="T1">post: INT</text:span></text:p>
            <text:p text:style-name="P1"><text:span text:style-name="T1">naslov: VARCHAR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2.071cm" svg:x="37.405cm" svg:y="18.928cm" svg:viewBox="0 0 4831 2072" svg:d="m0 2c0 570 0 1138 0 1708 0 180 402 362 805 362 1074 0 2146 0 3220 0 403 0 806-182 806-362 0-570 0-1138 0-1708 0-5-4830 0-4831 0z">
          <text:p/>
        </draw:path>
        <draw:frame draw:style-name="gr6" draw:text-style-name="P2" draw:layer="layout" svg:width="0.3cm" svg:height="0.3cm" svg:x="37.5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2" draw:layer="layout" svg:width="0.832cm" svg:height="0.725cm" svg:x="56.918cm" svg:y="4.493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56.888cm" svg:y="7.041cm">
          <draw:text-box>
            <text:p><text:span text:style-name="T5">file</text:span></text:p>
          </draw:text-box>
        </draw:frame>
        <draw:frame draw:style-name="gr6" draw:text-style-name="P2" draw:layer="layout" svg:width="0.283cm" svg:height="0.3cm" svg:x="51.822cm" svg:y="7.6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3-15T11:04:08.42</dc:date>
    <dc:language>bs-BA</dc:language>
    <meta:editing-cycles>35</meta:editing-cycles>
    <meta:editing-duration>PT13H21M58S</meta:editing-duration>
    <meta:document-statistic meta:object-count="1226"/>
    <meta:user-defined meta:name="Info 1"/>
    <meta:user-defined meta:name="Info 2"/>
    <meta:user-defined meta:name="Info 3"/>
    <meta:user-defined meta:name="Info 4"/>
  </office:meta>
</office:document-meta>
</file>